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58b" officeooo:paragraph-rsid="0010158b"/>
    </style:style>
    <style:style style:name="P2" style:family="paragraph" style:parent-style-name="Standard">
      <style:text-properties officeooo:rsid="00111421" officeooo:paragraph-rsid="00111421"/>
    </style:style>
    <style:style style:name="P3" style:family="paragraph" style:parent-style-name="Standard">
      <style:text-properties officeooo:rsid="0011cb87" officeooo:paragraph-rsid="0011cb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ttribution for Negotiation Game Photos.</text:p>
      <text:p text:style-name="Standard"/>
      <text:p text:style-name="Standard">Gold - </text:p>
      <text:p text:style-name="Standard">https://unsplash.com/photos/iYsrkq5qq0Q</text:p>
      <text:p text:style-name="Standard">Photo by <text:a xlink:type="simple" xlink:href="https://unsplash.com/@pokmer?utm_source=unsplash&amp;utm_medium=referral&amp;utm_content=creditCopyText" text:style-name="Internet_20_link" text:visited-style-name="Visited_20_Internet_20_Link">Jingming Pan</text:a> on <text:a xlink:type="simple" xlink:href="https://unsplash.com/s/photos/gold?utm_source=unsplash&amp;utm_medium=referral&amp;utm_content=creditCopyText" text:style-name="Internet_20_link" text:visited-style-name="Visited_20_Internet_20_Link">Unsplash</text:a> </text:p>
      <text:p text:style-name="Standard"/>
      <text:p text:style-name="P1">Silver -</text:p>
      <text:p text:style-name="P1">https://unsplash.com/photos/xN4QdAn4aJw</text:p>
      <text:p text:style-name="P1">Photo by <text:a xlink:type="simple" xlink:href="https://unsplash.com/@scottsdalemint?utm_source=unsplash&amp;utm_medium=referral&amp;utm_content=creditCopyText" text:style-name="Internet_20_link" text:visited-style-name="Visited_20_Internet_20_Link">Scottsdale Mint</text:a> on <text:a xlink:type="simple" xlink:href="https://unsplash.com/s/photos/silver?utm_source=unsplash&amp;utm_medium=referral&amp;utm_content=creditCopyText" text:style-name="Internet_20_link" text:visited-style-name="Visited_20_Internet_20_Link">Unsplash</text:a> </text:p>
      <text:p text:style-name="P1"/>
      <text:p text:style-name="P1">Platinum -</text:p>
      <text:p text:style-name="P1">https://commons.wikimedia.org/wiki/Platinum#/media/File:Platinum-nugget.jpg</text:p>
      <text:p text:style-name="P1">By Alchemist-hp (talk) (www.pse-mendelejew.de) - Own work, FAL, <text:a xlink:type="simple" xlink:href="https://commons.wikimedia.org/w/index.php?curid=9579015" text:style-name="Internet_20_link" text:visited-style-name="Visited_20_Internet_20_Link">https://commons.wikimedia.org/w/index.php?curid=9579015</text:a></text:p>
      <text:p text:style-name="P1"/>
      <text:p text:style-name="P2">Sapphire -</text:p>
      <text:p text:style-name="P2">https://unsplash.com/photos/agsdDgRW2Ps</text:p>
      <text:p text:style-name="P2">Photo by <text:a xlink:type="simple" xlink:href="https://unsplash.com/@dylu?utm_source=unsplash&amp;utm_medium=referral&amp;utm_content=creditCopyText" text:style-name="Internet_20_link" text:visited-style-name="Visited_20_Internet_20_Link">Jacek Dylag</text:a> on <text:a xlink:type="simple" xlink:href="https://unsplash.com/s/photos/sapphire?utm_source=unsplash&amp;utm_medium=referral&amp;utm_content=creditCopyText" text:style-name="Internet_20_link" text:visited-style-name="Visited_20_Internet_20_Link">Unsplash</text:a> </text:p>
      <text:p text:style-name="P2"/>
      <text:p text:style-name="P3">Ruby -</text:p>
      <text:p text:style-name="P3">https://unsplash.com/photos/JKRXPwUoFt0</text:p>
      <text:p text:style-name="P3">Photo by <text:a xlink:type="simple" xlink:href="https://unsplash.com/@jasondeblooisphotography?utm_source=unsplash&amp;utm_medium=referral&amp;utm_content=creditCopyText" text:style-name="Internet_20_link" text:visited-style-name="Visited_20_Internet_20_Link">Jason D</text:a> on <text:a xlink:type="simple" xlink:href="https://unsplash.com/s/photos/ruby?utm_source=unsplash&amp;utm_medium=referral&amp;utm_content=creditCopyText" text:style-name="Internet_20_link" text:visited-style-name="Visited_20_Internet_20_Link">Unsplash</text:a> </text:p>
      <text:p text:style-name="P3"/>
      <text:p text:style-name="P3">Diamonds -</text:p>
      <text:p text:style-name="P3">https://unsplash.com/photos/gb0BZGae1Nk</text:p>
      <text:p text:style-name="P3">Photo by <text:a xlink:type="simple" xlink:href="https://unsplash.com/@edgardo1987?utm_source=unsplash&amp;utm_medium=referral&amp;utm_content=creditCopyText" text:style-name="Internet_20_link" text:visited-style-name="Visited_20_Internet_20_Link">Edgar Soto</text:a> on <text:a xlink:type="simple" xlink:href="https://unsplash.com/s/photos/diamond?utm_source=unsplash&amp;utm_medium=referral&amp;utm_content=creditCopyText" text:style-name="Internet_20_link" text:visited-style-name="Visited_20_Internet_20_Link">Unsplash</text:a> </text:p>
      <text:p text:style-name="P3"/>
      <text:p text:style-name="P3">Iron -</text:p>
      <text:p text:style-name="P3">https://commons.wikimedia.org/wiki/File:Iron-135048.jpg#/media/File:Iron-135048.jpg</text:p>
      <text:p text:style-name="P3">By Rob Lavinsky, iRocks.com – CC-BY-SA-3.0, CC BY-SA 3.0, https://commons.wikimedia.org/w/index.php?curid=10142076</text:p>
      <text:p text:style-name="P3"/>
      <text:p text:style-name="P3">Aluminum -</text:p>
      <text:p text:style-name="P3">https://commons.wikimedia.org/wiki/File:Aluminium-4.jpg#/media/File:Aluminium-4.jpg</text:p>
      <text:p text:style-name="P3">By Unknown author - http://images-of-elements.com/aluminium.php, CC BY 3.0, https://commons.wikimedia.org/w/index.php?curid=9084427</text:p>
      <text:p text:style-name="P3"/>
      <text:p text:style-name="P3">Copper -</text:p>
      <text:p text:style-name="P3">https://commons.wikimedia.org/wiki/File:NatCopper.jpg#/media/File:NatCopper.jpg</text:p>
      <text:p text:style-name="P3">By Native_Copper_Macro_Digon3.jpg: “Jonathan Zander (Digon3)&amp;quot;derivative work: Materialscientist (talk) - Native_Copper_Macro_Digon3.jpg, CC BY-SA 3.0, https://commons.wikimedia.org/w/index.php?curid=7223304</text:p>
      <text:p text:style-name="P3"/>
      <text:p text:style-name="P3">Tin - </text:p>
      <text:p text:style-name="P3">https://commons.wikimedia.org/wiki/File:Tin.jpg#/media/File:Tin.jpg</text:p>
      <text:p text:style-name="P3">By Hi-Res Images ofChemical Elements - http://images-of-elements.com/tin.php, CC BY 3.0, https://commons.wikimedia.org/w/index.php?curid=28860376</text:p>
      <text:p text:style-name="P3"/>
      <text:p text:style-name="P3"/>
      <text:p text:style-name="P3"><text:soft-page-break/>Silicon - </text:p>
      <text:p text:style-name="P3">https://commons.wikimedia.org/wiki/File:Silicon1.jpg#/media/File:Silicon1.jpg</text:p>
      <text:p text:style-name="P3">By W. Oelen - http://woelen.homescience.net/science/index.html, CC BY-SA 3.0, https://commons.wikimedia.org/w/index.php?curid=15360007</text:p>
      <text:p text:style-name="P3"/>
      <text:p text:style-name="P3">Nickel - </text:p>
      <text:p text:style-name="P3">https://commons.wikimedia.org/wiki/File:Nickel_chunk.jpg#/media/File:Nickel_chunk.jpg</text:p>
      <text:p text:style-name="P3">By Materialscientist at English Wikipedia, CC BY-SA 3.0, https://commons.wikimedia.org/w/index.php?curid=875572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1:12:21.720000000</meta:creation-date>
    <dc:date>2022-05-24T12:23:43.120000000</dc:date>
    <meta:editing-duration>PT40M49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7" meta:word-count="141" meta:character-count="2015" meta:non-whitespace-character-count="1901"/>
  </office:meta>
</office:document-meta>
</file>